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fill="solid" draw:fill-color="#dde8cb" draw:textarea-horizontal-align="justify" draw:textarea-vertical-align="middle" draw:auto-grow-height="false" fo:min-height="0.299cm" fo:min-width="1.941cm"/>
      <style:paragraph-properties style:writing-mode="lr-tb"/>
    </style:style>
    <style:style style:name="gr5" style:family="graphic" style:parent-style-name="standard">
      <style:graphic-properties draw:fill="solid" draw:fill-color="#dde8cb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fill="solid" draw:fill-color="#ffd7d7"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svg:stroke-color="#800000" draw:marker-end="Arrow" draw:marker-end-width="0.3cm" draw:textarea-horizontal-align="center" draw:textarea-vertical-align="middl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8080"/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cc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00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de8cb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d7d7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style:paragraph-properties fo:margin-left="0cm" fo:margin-right="0cm" fo:text-align="center" fo:text-indent="0cm" style:writing-mode="lr-tb"/>
      <style:text-properties fo:color="#008000" loext:opacity="100%"/>
    </style:style>
    <style:style style:name="P13" style:family="paragraph">
      <style:paragraph-properties fo:margin-left="0cm" fo:margin-right="0cm" fo:text-align="center" fo:text-indent="0cm" style:writing-mode="lr-tb"/>
      <style:text-properties fo:color="#800000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8000" loext:opacity="100%"/>
    </style:style>
    <style:style style:name="T4" style:family="text">
      <style:text-properties fo:color="#8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xml:id="id1" draw:id="id1" draw:layer="layout" svg:width="1.69cm" svg:height="0.777cm" svg:x="1cm" svg:y="4.10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7" draw:id="id7" draw:layer="layout" svg:width="3.382cm" svg:height="0.777cm" svg:x="16.976cm" svg:y="1cm">
          <text:p text:style-name="P3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9" draw:id="id9" draw:layer="layout" svg:width="3.381cm" svg:height="0.777cm" svg:x="21.119cm" svg:y="1cm">
          <text:p text:style-name="P3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5" xml:id="id5" draw:id="id5" draw:layer="layout" svg:width="2.537cm" svg:height="0.777cm" svg:x="13.003cm" svg:y="1cm">
          <text:p text:style-name="P3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6" xml:id="id16" draw:id="id16" draw:layer="layout" svg:width="2.705cm" svg:height="0.777cm" svg:x="21.542cm" svg:y="7.839cm">
          <text:p text:style-name="P3"><text:span text:style-name="T2">MAIN_BIGGER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5" draw:text-style-name="P6" xml:id="id17" draw:id="id17" draw:layer="layout" svg:width="3.382cm" svg:height="0.777cm" svg:x="16.469cm" svg:y="10.56cm">
          <text:p text:style-name="P3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7" xml:id="id10" draw:id="id10" draw:layer="layout" svg:width="2.705cm" svg:height="0.777cm" svg:x="25.895cm" svg:y="4.1cm">
          <text:p text:style-name="P3"><text:span text:style-name="T2">DIFF_HA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8" xml:id="id2" draw:id="id2" draw:layer="layout" svg:width="2.96cm" svg:height="2.331cm" svg:x="3.451cm" svg:y="3.332cm">
          <text:p text:style-name="P3"><text:span text:style-name="T2">USE HASH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9" draw:layer="layout" draw:type="line" svg:x1="2.69cm" svg:y1="4.498cm" svg:x2="3.451cm" svg:y2="4.498cm" draw:start-shape="id1" draw:start-glue-point="7" draw:end-shape="id2" draw:end-glue-point="5" svg:d="M2690 4498h761" svg:viewBox="0 0 762 1">
          <text:p/>
        </draw:connector>
        <draw:custom-shape draw:style-name="gr7" draw:text-style-name="P8" xml:id="id3" draw:id="id3" draw:layer="layout" svg:width="2.959cm" svg:height="2.331cm" svg:x="8.101cm" svg:y="3.332cm">
          <text:p text:style-name="P3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8" xml:id="id6" draw:id="id6" draw:layer="layout" svg:width="2.958cm" svg:height="2.331cm" svg:x="17.146cm" svg:y="3.332cm">
          <text:p text:style-name="P3"><text:span text:style-name="T2">TIME MAIN &gt;</text:span></text:p>
          <text:p text:style-name="P3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1" draw:layer="layout" draw:type="line" svg:x1="11.06cm" svg:y1="4.498cm" svg:x2="12.75cm" svg:y2="4.498cm" draw:start-shape="id3" draw:start-glue-point="7" draw:end-shape="id4" draw:end-glue-point="5" svg:d="M11060 4498h1690" svg:viewBox="0 0 1691 1">
          <text:p text:style-name="P10"><text:span text:style-name="T3">yes</text:span></text:p>
        </draw:connector>
        <draw:connector draw:style-name="gr9" draw:text-style-name="P11" draw:layer="layout" draw:type="line" svg:x1="6.411cm" svg:y1="4.498cm" svg:x2="8.101cm" svg:y2="4.498cm" draw:start-shape="id2" draw:start-glue-point="7" draw:end-shape="id3" draw:end-glue-point="5" svg:d="M6411 4498h1690" svg:viewBox="0 0 1691 1">
          <text:p text:style-name="P10"><text:span text:style-name="T3">yes</text:span></text:p>
        </draw:connector>
        <draw:custom-shape draw:style-name="gr7" draw:text-style-name="P8" xml:id="id4" draw:id="id4" draw:layer="layout" svg:width="2.958cm" svg:height="2.331cm" svg:x="12.75cm" svg:y="3.332cm">
          <text:p text:style-name="P3"><text:span text:style-name="T2">HASH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2" draw:layer="layout" draw:type="line" svg:x1="14.229cm" svg:y1="3.332cm" svg:x2="14.272cm" svg:y2="1.777cm" draw:start-shape="id4" draw:start-glue-point="4" draw:end-shape="id5" draw:end-glue-point="6" svg:d="M14229 3332l43-1555" svg:viewBox="0 0 44 1556">
          <text:p text:style-name="P10"><text:span text:style-name="T3">yes</text:span></text:p>
        </draw:connector>
        <draw:connector draw:style-name="gr10" draw:text-style-name="P13" draw:layer="layout" draw:type="line" svg:x1="15.708cm" svg:y1="4.498cm" svg:x2="17.146cm" svg:y2="4.498cm" draw:start-shape="id4" draw:start-glue-point="7" draw:end-shape="id6" draw:end-glue-point="5" svg:d="M15708 4498h1438" svg:viewBox="0 0 1439 1">
          <text:p text:style-name="P10"><text:span text:style-name="T4">no</text:span></text:p>
        </draw:connector>
        <draw:connector draw:style-name="gr9" draw:text-style-name="P12" draw:layer="layout" draw:type="line" svg:x1="18.625cm" svg:y1="3.332cm" svg:x2="18.667cm" svg:y2="1.777cm" draw:start-shape="id6" draw:start-glue-point="4" draw:end-shape="id7" svg:d="M18625 3332l42-1555" svg:viewBox="0 0 43 1556">
          <text:p text:style-name="P10"><text:span text:style-name="T3">yes</text:span></text:p>
        </draw:connector>
        <draw:custom-shape draw:style-name="gr7" draw:text-style-name="P8" xml:id="id8" draw:id="id8" draw:layer="layout" svg:width="2.959cm" svg:height="2.331cm" svg:x="21.288cm" svg:y="3.332cm">
          <text:p text:style-name="P3"><text:span text:style-name="T2">TIME SEC &gt;</text:span></text:p>
          <text:p text:style-name="P3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3" draw:layer="layout" draw:type="line" svg:x1="20.104cm" svg:y1="4.497cm" svg:x2="21.288cm" svg:y2="4.497cm" draw:start-shape="id6" draw:end-shape="id8" svg:d="M20104 4497h1184" svg:viewBox="0 0 1185 1">
          <text:p text:style-name="P10"><text:span text:style-name="T4">no</text:span></text:p>
        </draw:connector>
        <draw:connector draw:style-name="gr9" draw:text-style-name="P12" draw:layer="layout" draw:type="line" svg:x1="22.767cm" svg:y1="3.332cm" svg:x2="22.809cm" svg:y2="1.777cm" draw:start-shape="id8" draw:end-shape="id9" svg:d="M22767 3332l42-1555" svg:viewBox="0 0 43 1556">
          <text:p text:style-name="P10"><text:span text:style-name="T3">yes</text:span></text:p>
        </draw:connector>
        <draw:connector draw:style-name="gr10" draw:text-style-name="P13" draw:layer="layout" draw:type="line" svg:x1="24.247cm" svg:y1="4.497cm" svg:x2="25.895cm" svg:y2="4.488cm" draw:start-shape="id8" draw:end-shape="id10" svg:d="M24247 4497l1648-9" svg:viewBox="0 0 1649 10">
          <text:p text:style-name="P10"><text:span text:style-name="T4">no</text:span></text:p>
        </draw:connector>
        <draw:connector draw:style-name="gr10" draw:text-style-name="P13" draw:layer="layout" draw:type="line" svg:x1="9.581cm" svg:y1="5.663cm" svg:x2="9.58cm" svg:y2="7.063cm" draw:start-shape="id3" draw:start-glue-point="6" draw:end-shape="id11" svg:d="M9581 5663l-1 1400" svg:viewBox="0 0 2 1401">
          <text:p text:style-name="P10"><text:span text:style-name="T4">no</text:span></text:p>
        </draw:connector>
        <draw:custom-shape draw:style-name="gr7" draw:text-style-name="P8" xml:id="id15" draw:id="id15" draw:layer="layout" svg:width="2.958cm" svg:height="2.331cm" svg:x="16.639cm" svg:y="7.063cm">
          <text:p text:style-name="P3"><text:span text:style-name="T2">SIZE MAIN &gt;</text:span></text:p>
          <text:p text:style-name="P3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12" draw:id="id12" draw:layer="layout" svg:width="3.38cm" svg:height="0.777cm" svg:x="7.932cm" svg:y="10.56cm">
          <text:p text:style-name="P3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14" draw:id="id14" draw:layer="layout" svg:width="3.381cm" svg:height="0.777cm" svg:x="12.243cm" svg:y="10.56cm">
          <text:p text:style-name="P3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8" xml:id="id11" draw:id="id11" draw:layer="layout" svg:width="2.959cm" svg:height="2.331cm" svg:x="8.101cm" svg:y="7.063cm">
          <text:p text:style-name="P3"><text:span text:style-name="T2">TIME MAIN &gt;</text:span></text:p>
          <text:p text:style-name="P3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2" draw:layer="layout" draw:type="line" svg:x1="9.58cm" svg:y1="9.394cm" svg:x2="9.622cm" svg:y2="10.56cm" draw:start-shape="id11" draw:end-shape="id12" svg:d="M9580 9394l42 1166" svg:viewBox="0 0 43 1167">
          <text:p text:style-name="P10"><text:span text:style-name="T3">yes</text:span></text:p>
        </draw:connector>
        <draw:custom-shape draw:style-name="gr7" draw:text-style-name="P8" xml:id="id13" draw:id="id13" draw:layer="layout" svg:width="2.958cm" svg:height="2.331cm" svg:x="12.497cm" svg:y="7.063cm">
          <text:p text:style-name="P3"><text:span text:style-name="T2">TIME SEC &gt;</text:span></text:p>
          <text:p text:style-name="P3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3" draw:layer="layout" draw:type="line" svg:x1="11.06cm" svg:y1="8.229cm" svg:x2="12.497cm" svg:y2="8.228cm" draw:start-shape="id11" draw:start-glue-point="7" draw:end-shape="id13" svg:d="M11060 8229l1437-1" svg:viewBox="0 0 1438 2">
          <text:p text:style-name="P10"><text:span text:style-name="T4">no</text:span></text:p>
        </draw:connector>
        <draw:connector draw:style-name="gr9" draw:text-style-name="P12" draw:layer="layout" draw:type="line" svg:x1="13.976cm" svg:y1="9.394cm" svg:x2="13.933cm" svg:y2="10.56cm" draw:start-shape="id13" draw:end-shape="id14" svg:d="M13976 9394l-43 1166" svg:viewBox="0 0 44 1167">
          <text:p text:style-name="P10"><text:span text:style-name="T3">yes</text:span></text:p>
        </draw:connector>
        <draw:connector draw:style-name="gr9" draw:text-style-name="P11" draw:layer="layout" draw:type="line" svg:x1="19.597cm" svg:y1="8.229cm" svg:x2="21.542cm" svg:y2="8.228cm" draw:start-shape="id15" draw:start-glue-point="7" draw:end-shape="id16" draw:end-glue-point="5" svg:d="M19597 8229l1945-1" svg:viewBox="0 0 1946 2">
          <text:p text:style-name="P10"><text:span text:style-name="T3">yes</text:span></text:p>
        </draw:connector>
        <draw:connector draw:style-name="gr10" draw:text-style-name="P13" draw:layer="layout" draw:type="line" svg:x1="15.455cm" svg:y1="8.229cm" svg:x2="16.639cm" svg:y2="8.229cm" draw:start-shape="id13" draw:start-glue-point="7" draw:end-shape="id15" draw:end-glue-point="5" svg:d="M15455 8229h1184" svg:viewBox="0 0 1185 1">
          <text:p text:style-name="P10"><text:span text:style-name="T4">no</text:span></text:p>
        </draw:connector>
        <draw:connector draw:style-name="gr10" draw:text-style-name="P13" draw:layer="layout" draw:type="line" svg:x1="18.118cm" svg:y1="9.394cm" svg:x2="18.16cm" svg:y2="10.56cm" draw:start-shape="id15" draw:start-glue-point="6" draw:end-shape="id17" draw:end-glue-point="4" svg:d="M18118 9394l42 1166" svg:viewBox="0 0 43 1167">
          <text:p text:style-name="P10"><text:span text:style-name="T4">no</text:span></text:p>
        </draw:connector>
        <draw:connector draw:style-name="gr10" draw:text-style-name="P13" draw:layer="layout" draw:type="line" svg:x1="4.931cm" svg:y1="5.663cm" svg:x2="4.892cm" svg:y2="12.269cm" draw:start-shape="id2" draw:start-glue-point="6" draw:end-shape="id18" svg:d="M4931 5663l-39 6606" svg:viewBox="0 0 40 6607">
          <text:p text:style-name="P10"><text:span text:style-name="T4">no</text:span></text:p>
        </draw:connector>
        <draw:custom-shape draw:style-name="gr7" draw:text-style-name="P8" xml:id="id18" draw:id="id18" draw:layer="layout" svg:width="2.958cm" svg:height="2.332cm" svg:x="3.413cm" svg:y="12.269cm">
          <text:p text:style-name="P3"><text:span text:style-name="T2">TIM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1" draw:layer="layout" draw:type="line" svg:x1="4.892cm" svg:y1="14.601cm" svg:x2="4.879cm" svg:y2="15.743cm" draw:start-shape="id18" draw:start-glue-point="6" draw:end-shape="id19" svg:d="M4892 14601l-13 1142" svg:viewBox="0 0 14 1143">
          <text:p text:style-name="P10"><text:span text:style-name="T3">yes</text:span></text:p>
        </draw:connector>
        <draw:custom-shape draw:style-name="gr7" draw:text-style-name="P8" xml:id="id19" draw:id="id19" draw:layer="layout" svg:width="2.959cm" svg:height="2.332cm" svg:x="3.4cm" svg:y="15.743cm">
          <text:p text:style-name="P3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1" draw:layer="layout" draw:type="line" svg:x1="4.88cm" svg:y1="18.075cm" svg:x2="4.947cm" svg:y2="19.197cm" draw:start-shape="id19" draw:start-glue-point="6" draw:end-shape="id20" draw:end-glue-point="4" svg:d="M4880 18075l67 1122" svg:viewBox="0 0 68 1123">
          <text:p text:style-name="P10"><text:span text:style-name="T3">yes</text:span></text:p>
        </draw:connector>
        <draw:connector draw:style-name="gr10" draw:text-style-name="P13" draw:layer="layout" draw:type="line" svg:x1="6.359cm" svg:y1="16.909cm" svg:x2="7.885cm" svg:y2="16.866cm" draw:start-shape="id19" draw:start-glue-point="7" draw:end-shape="id21" draw:end-glue-point="5" svg:d="M6359 16909l1526-43" svg:viewBox="0 0 1527 44">
          <text:p text:style-name="P10"><text:span text:style-name="T4">no</text:span></text:p>
        </draw:connector>
        <draw:custom-shape draw:style-name="gr5" draw:text-style-name="P6" xml:id="id22" draw:id="id22" draw:layer="layout" svg:width="2.705cm" svg:height="0.777cm" svg:x="12.788cm" svg:y="16.476cm">
          <text:p text:style-name="P3"><text:span text:style-name="T2">MAIN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23" draw:id="id23" draw:layer="layout" svg:width="3.382cm" svg:height="0.777cm" svg:x="7.715cm" svg:y="19.197cm">
          <text:p text:style-name="P3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8" xml:id="id21" draw:id="id21" draw:layer="layout" svg:width="2.958cm" svg:height="2.331cm" svg:x="7.885cm" svg:y="15.7cm">
          <text:p text:style-name="P3"><text:span text:style-name="T2">SIZE MAIN &gt;</text:span></text:p>
          <text:p text:style-name="P3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1" draw:layer="layout" draw:type="line" svg:x1="10.843cm" svg:y1="16.866cm" svg:x2="12.788cm" svg:y2="16.865cm" draw:start-shape="id21" draw:start-glue-point="7" draw:end-shape="id22" draw:end-glue-point="5" svg:d="M10843 16866l1945-1" svg:viewBox="0 0 1946 2">
          <text:p text:style-name="P10"><text:span text:style-name="T3">yes</text:span></text:p>
        </draw:connector>
        <draw:connector draw:style-name="gr10" draw:text-style-name="P13" draw:layer="layout" draw:type="line" svg:x1="9.364cm" svg:y1="18.031cm" svg:x2="9.406cm" svg:y2="19.197cm" draw:start-shape="id21" draw:start-glue-point="6" draw:end-shape="id23" draw:end-glue-point="4" svg:d="M9364 18031l42 1166" svg:viewBox="0 0 43 1167">
          <text:p text:style-name="P10"><text:span text:style-name="T4">no</text:span></text:p>
        </draw:connector>
        <draw:custom-shape draw:style-name="gr3" draw:text-style-name="P5" xml:id="id20" draw:id="id20" draw:layer="layout" svg:width="2.537cm" svg:height="0.777cm" svg:x="3.678cm" svg:y="19.197cm">
          <text:p text:style-name="P3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3" draw:layer="layout" draw:type="line" svg:x1="6.371cm" svg:y1="13.435cm" svg:x2="8.141cm" svg:y2="13.434cm" draw:start-shape="id18" draw:end-shape="id24" svg:d="M6371 13435l1770-1" svg:viewBox="0 0 1771 2">
          <text:p text:style-name="P10"><text:span text:style-name="T4">no</text:span></text:p>
        </draw:connector>
        <draw:custom-shape draw:style-name="gr7" draw:text-style-name="P8" xml:id="id24" draw:id="id24" draw:layer="layout" svg:width="2.959cm" svg:height="2.331cm" svg:x="8.141cm" svg:y="12.269cm">
          <text:p text:style-name="P3"><text:span text:style-name="T2">TIME MAIN &gt;</text:span></text:p>
          <text:p text:style-name="P3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2" draw:layer="layout" draw:type="line" svg:x1="9.62cm" svg:y1="12.269cm" svg:x2="9.622cm" svg:y2="11.337cm" draw:start-shape="id24" draw:end-shape="id12" draw:end-glue-point="6" svg:d="M9620 12269l2-932" svg:viewBox="0 0 3 933">
          <text:p text:style-name="P10"><text:span text:style-name="T3">yes</text:span></text:p>
        </draw:connector>
        <draw:custom-shape draw:style-name="gr7" draw:text-style-name="P8" xml:id="id25" draw:id="id25" draw:layer="layout" svg:width="2.958cm" svg:height="2.331cm" svg:x="12.442cm" svg:y="12.3cm">
          <text:p text:style-name="P3"><text:span text:style-name="T2">TIME SEC &gt;</text:span></text:p>
          <text:p text:style-name="P3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3" draw:layer="layout" draw:type="line" svg:x1="11.1cm" svg:y1="13.435cm" svg:x2="12.442cm" svg:y2="13.465cm" draw:start-shape="id24" draw:start-glue-point="7" draw:end-shape="id25" svg:d="M11100 13435l1342 30" svg:viewBox="0 0 1343 31">
          <text:p text:style-name="P10"><text:span text:style-name="T4">no</text:span></text:p>
        </draw:connector>
        <draw:connector draw:style-name="gr9" draw:text-style-name="P12" draw:layer="layout" draw:type="line" svg:x1="13.921cm" svg:y1="12.3cm" svg:x2="13.934cm" svg:y2="11.337cm" draw:start-shape="id25" draw:end-shape="id14" draw:end-glue-point="6" svg:d="M13921 12300l13-963" svg:viewBox="0 0 14 964">
          <text:p text:style-name="P10"><text:span text:style-name="T3">yes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5.2$Windows_X86_64 LibreOffice_project/64390860c6cd0aca4beafafcfd84613dd9dfb63a</meta:generator>
    <meta:initial-creator>Itamar Almeida de Carvalho</meta:initial-creator>
    <meta:creation-date>2008-01-16T21:44:14</meta:creation-date>
    <dc:date>2021-07-20T16:37:35.019000000</dc:date>
    <meta:editing-cycles>6</meta:editing-cycles>
    <meta:editing-duration>PT35M23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